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6002" officeooo:paragraph-rsid="00116002"/>
    </style:style>
    <style:style style:name="P2" style:family="paragraph" style:parent-style-name="Standard" style:list-style-name="L1">
      <style:text-properties officeooo:rsid="00116002" officeooo:paragraph-rsid="001160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a</text:p>
      <text:p text:style-name="P1"/>
      <text:list xml:id="list3811944278" text:style-name="L1">
        <text:list-item>
          <text:p text:style-name="P2">may I put exchange data as segwit? What would the transactions be in such a scenario?</text:p>
        </text:list-item>
        <text:list-item>
          <text:p text:style-name="P2">Check Cardano and Stellar: May they provide any solutions o this problem? A grid like solution?</text:p>
        </text:list-item>
        <text:list-item>
          <text:p text:style-name="P2">How Ethereum/Neo may be useful in a healthcare setting?</text:p>
        </text:list-item>
        <text:list-item>
          <text:p text:style-name="P2">Check hyperledger solutions combined with Ekiden and the other 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Antelo</meta:initial-creator>
    <meta:creation-date>2019-03-15T08:55:59.354000000</meta:creation-date>
    <dc:date>2019-03-15T08:57:56.355000000</dc:date>
    <dc:creator>Lucas Antelo</dc:creator>
    <meta:editing-duration>PT1M57S</meta:editing-duration>
    <meta:editing-cycles>1</meta:editing-cycles>
    <meta:document-statistic meta:table-count="0" meta:image-count="0" meta:object-count="0" meta:page-count="1" meta:paragraph-count="5" meta:word-count="56" meta:character-count="309" meta:non-whitespace-character-count="262"/>
    <meta:generator>LibreOffice/6.1.4.2$Windows_X86_64 LibreOffice_project/9d0f32d1f0b509096fd65e0d4bec26ddd1938fd3</meta:generator>
  </office:meta>
</office:document-meta>
</file>